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3c4043" style:font-name="Roboto" fo:font-size="10.1999998092651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1999998092651pt" fo:letter-spacing="normal" fo:font-style="normal" fo:font-weight="normal" officeooo:rsid="000ca445" officeooo:paragraph-rsid="000ca445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ca445" officeooo:paragraph-rsid="000ca445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weight="bold" officeooo:rsid="000ca445" officeooo:paragraph-rsid="000e323a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c4043" style:font-name="Roboto" fo:font-size="10.1999998092651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c4043" style:font-name="Roboto" fo:font-size="10.1999998092651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c4043" style:font-name="Roboto" fo:font-size="10.1999998092651pt" fo:letter-spacing="normal" fo:font-style="normal" fo:font-weight="normal"/>
    </style:style>
    <style:style style:name="T1" style:family="text">
      <style:text-properties fo:font-variant="normal" fo:text-transform="none" fo:color="#3c4043" style:font-name="Roboto" fo:font-size="10.1999998092651pt" fo:letter-spacing="normal" fo:font-style="normal"/>
    </style:style>
    <style:style style:name="T2" style:family="text">
      <style:text-properties fo:font-variant="normal" fo:text-transform="none" fo:color="#3c4043" style:font-name="Roboto" fo:font-size="10.1999998092651pt" fo:letter-spacing="normal" fo:font-style="normal" fo:font-weight="normal"/>
    </style:style>
    <style:style style:name="T3" style:family="text">
      <style:text-properties fo:font-variant="normal" fo:text-transform="none" fo:color="#3c4043" style:font-name="Roboto" fo:font-size="10.1999998092651pt" fo:letter-spacing="normal" fo:font-style="normal" officeooo:rsid="000e323a"/>
    </style:style>
    <style:style style:name="T4" style:family="text">
      <style:text-properties fo:font-variant="normal" fo:text-transform="none" fo:color="#3c4043" fo:letter-spacing="normal"/>
    </style:style>
    <style:style style:name="T5" style:family="text">
      <style:text-properties officeooo:rsid="000ca445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 the following function into a one-liner:</text:p>
      <text:list xml:id="list3994268351" text:style-name="L1">
        <text:list-item>
          <text:p text:style-name="P6"><text:s text:c="3"/>const printName = (name) =&gt; {</text:p>
        </text:list-item>
      </text:list>
      <text:p text:style-name="P3"><text:span text:style-name="T2"><text:tab/>return “Hi” + name;</text:span><text:line-break/><text:tab/><text:span text:style-name="T2">}</text:span></text:p>
      <text:p text:style-name="P4"><text:span text:style-name="T1">Sol : <text:s text:c="2"/>const printName = (name) =&gt; (“Hi” + name);</text:span></text:p>
      <text:p text:style-name="P4"><text:span text:style-name="T1"/></text:p>
      <text:p text:style-name="P2">Rewrite the following code using template literals</text:p>
      <text:p text:style-name="P2"/>
      <text:list xml:id="list2875636002" text:style-name="L2">
        <text:list-item>
          <text:p text:style-name="P7"><text:s text:c="3"/>const printBill = (name, bill) =&gt; {</text:p>
        </text:list-item>
      </text:list>
      <text:p text:style-name="P3"><text:span text:style-name="T2"><text:tab/>return “Hi “ + name + “, please pay: “ + bill;</text:span><text:line-break/><text:span text:style-name="T4"><text:tab/></text:span><text:span text:style-name="T2">}</text:span></text:p>
      <text:p text:style-name="P4"><text:span text:style-name="T1">Sol: const printBill = (name,bill) =&gt; {</text:span></text:p>
      <text:p text:style-name="P4"><text:span text:style-name="T1"><text:tab/>return `Hi ${name}, please pay: ${bill}`;</text:span></text:p>
      <text:p text:style-name="P4"><text:span text:style-name="T1"><text:tab/>}</text:span></text:p>
      <text:p text:style-name="P4"><text:span text:style-name="T1"/></text:p>
      <text:p text:style-name="P2">Modify the following code such that the object properties are destructured and logged.</text:p>
      <text:p text:style-name="P2"/>
      <text:list xml:id="list1434105366" text:style-name="L3">
        <text:list-item>
          <text:p text:style-name="P8"><text:s text:c="3"/>const person = {</text:p>
        </text:list-item>
      </text:list>
      <text:p text:style-name="P3"><text:span text:style-name="T2"><text:tab/>name: “Noam Chomsky”,</text:span><text:line-break/><text:span text:style-name="T4"><text:tab/></text:span><text:span text:style-name="T2">age: 92</text:span><text:line-break/><text:span text:style-name="T4"><text:tab/></text:span><text:span text:style-name="T2">}</text:span><text:line-break/><text:line-break/><text:span text:style-name="T4"><text:tab/></text:span><text:span text:style-name="T2">let name = person.name;</text:span><text:line-break/><text:tab/><text:span text:style-name="T5">l</text:span><text:span text:style-name="T2">et age = person.age;</text:span><text:line-break/><text:span text:style-name="T4"><text:tab/></text:span><text:span text:style-name="T2">console.log(name);</text:span><text:line-break/><text:span text:style-name="T4"><text:tab/></text:span><text:span text:style-name="T2">console.log(age);</text:span></text:p>
      <text:p text:style-name="P4"><text:span text:style-name="T1">Sol: const person={</text:span></text:p>
      <text:p text:style-name="P4"><text:span text:style-name="T1"><text:tab/>name: “Noam Chomsky”,</text:span></text:p>
      <text:p text:style-name="P5"><text:span text:style-name="T1"><text:tab/></text:span><text:span text:style-name="T3">age: 92</text:span></text:p>
      <text:p text:style-name="P5"><text:span text:style-name="T3"><text:tab/></text:span><text:span text:style-name="T1">}</text:span></text:p>
      <text:p text:style-name="P5"><text:span text:style-name="T1"><text:tab/></text:span><text:span text:style-name="T3">const {name, age} = person;</text:span></text:p>
      <text:p text:style-name="P5"><text:span text:style-name="T3"><text:tab/>console.log(name);</text:span></text:p>
      <text:p text:style-name="P5"><text:span text:style-name="T3"><text:tab/>console.log(age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5:28:06.813913528</meta:creation-date>
    <dc:date>2021-10-06T15:41:22.169193462</dc:date>
    <meta:editing-duration>PT3M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21" meta:character-count="721" meta:non-whitespace-character-count="592"/>
  </office:meta>
</office:document-meta>
</file>